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10.49pt"/>
    </style:style>
    <style:style style:family="table-column" style:name="co2">
      <style:table-column-properties fo:break-before="auto" style:column-width="135.75pt"/>
    </style:style>
    <style:style style:family="table-column" style:name="co3">
      <style:table-column-properties fo:break-before="auto" style:column-width="33pt"/>
    </style:style>
    <style:style style:family="table-column" style:name="co4">
      <style:table-column-properties fo:break-before="auto" style:column-width="22.51pt"/>
    </style:style>
    <style:style style:family="table-column" style:name="co5">
      <style:table-column-properties fo:break-before="auto" style:column-width="48.76pt"/>
    </style:style>
    <style:style style:family="table-column" style:name="co6">
      <style:table-column-properties fo:break-before="auto" style:column-width="47.99pt"/>
    </style:style>
    <style:style style:family="table-column" style:name="co7">
      <style:table-column-properties fo:break-before="auto" style:column-width="9.01pt"/>
    </style:style>
    <style:style style:family="table-row" style:name="ro1">
      <style:table-row-properties fo:break-before="auto" style:row-height="8.25pt" style:use-optimal-row-height="false"/>
    </style:style>
    <style:style style:family="table-row" style:name="ro2">
      <style:table-row-properties fo:break-before="auto" style:row-height="45.75pt" style:use-optimal-row-height="false"/>
    </style:style>
    <style:style style:family="table-row" style:name="ro3">
      <style:table-row-properties fo:break-before="auto" style:row-height="71.26pt" style:use-optimal-row-height="false"/>
    </style:style>
    <style:style style:family="table-row" style:name="ro4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number:text-style style:name="N100">
      <number:text-content/>
    </number:text-style>
    <style:style style:data-style-name="N0" style:family="table-cell" style:name="ce1" style:parent-style-name="Default"/>
    <style:style style:data-style-name="N100" style:family="table-cell" style:name="ce2" style:parent-style-name="Default">
      <style:table-cell-properties fo:background-color="#ffff99" fo:border="0.06pt solid #000000" style:repeat-content="false" style:text-align-source="fix" style:vertical-align="middle"/>
      <style:paragraph-properties fo:text-align="center"/>
      <style:text-properties fo:font-size="12pt" style:font-name="Arial" style:font-name-asian="Arial" style:font-name-complex="Arial" style:font-size-asian="12pt" style:font-size-complex="12pt"/>
    </style:style>
    <style:style style:data-style-name="N0" style:family="table-cell" style:name="ce3" style:parent-style-name="Default">
      <style:table-cell-properties fo:background-color="#ffffcc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4" style:parent-style-name="Default">
      <style:table-cell-properties fo:background-color="#ffffcc" fo:border-bottom="none" fo:border-left="0.06pt solid #000000" fo:border-right="none" fo:border-top="none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5" style:parent-style-name="Default">
      <style:table-cell-properties fo:background-color="#ffffcc" fo:border="0.06pt solid #000000"/>
    </style:style>
    <style:style style:data-style-name="N0" style:family="table-cell" style:name="ce6" style:parent-style-name="Default">
      <style:table-cell-properties fo:border="0.06pt solid #000000" style:repeat-content="false" style:text-align-source="fix" style:vertical-align="automatic"/>
      <style:paragraph-properties fo:margin-left="0pt" fo:text-align="start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7" style:parent-style-name="Default">
      <style:table-cell-properties fo:background-color="#ffffcc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8" style:parent-style-name="Default">
      <style:table-cell-properties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9" style:parent-style-name="Default">
      <style:table-cell-properties fo:background-color="#ffff99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0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2" style:family="table-cell" style:name="ce11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2" style:parent-style-name="Default">
      <style:table-cell-properties fo:background-color="transparent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3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4" style:parent-style-name="Default">
      <style:table-cell-properties fo:background-color="#ffffcc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21" style:family="table-cell" style:name="ce15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6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</office:automatic-styles>
  <office:body>
    <office:spreadsheet>
      <table:calculation-settings table:automatic-find-labels="false" table:case-sensitive="false" table:use-regular-expressions="false"/>
      <table:table table:name="ano 1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office:string-value="Alexandrino José Marques Gonçalves" office:value-type="string" table:style-name="ce6">
            <text:p>Alexandrino José Marques Gonçalves</text:p>
          </table:table-cell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office:value="0.341" office:value-type="float" table:style-name="ce15">
            <text:p>0.341</text:p>
          </table:table-cell>
          <table:table-cell office:value="1.0" office:value-type="float" table:style-name="ce16">
            <text:p>1.0</text:p>
          </table:table-cell>
          <table:table-cell office:value="5.0" office:value-type="float" table:style-name="ce16">
            <text:p>5.0</text:p>
          </table:table-cell>
          <table:table-cell office:value="5.0" office:value-type="float" table:style-name="ce16">
            <text:p>5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abela Moreira Bernardino" office:value-type="string" table:style-name="ce6">
            <text:p>Anabela Moreira Bernardino</text:p>
          </table:table-cell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3.0" office:value-type="float" table:style-name="ce16">
            <text:p>3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tónio Manuel de Jesus Pereira" office:value-type="string" table:style-name="ce6">
            <text:p>António Manuel de Jesus Pereira</text:p>
          </table:table-cell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42.0" office:value-type="float" table:style-name="ce16">
            <text:p>42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Fernando Almeida Grilo" office:value-type="string" table:style-name="ce6">
            <text:p>Carlos Fernando Almeida Grilo</text:p>
          </table:table-cell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office:value="2.351" office:value-type="float" table:style-name="ce15">
            <text:p>2.351</text:p>
          </table:table-cell>
          <table:table-cell office:value="1.0" office:value-type="float" table:style-name="ce16">
            <text:p>1.0</text:p>
          </table:table-cell>
          <table:table-cell office:value="13.0" office:value-type="float" table:style-name="ce16">
            <text:p>13.0</text:p>
          </table:table-cell>
          <table:table-cell office:value="6.0" office:value-type="float" table:style-name="ce16">
            <text:p>6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Manuel da Silva Rabadão" office:value-type="string" table:style-name="ce6">
            <text:p>Carlos Manuel da Silva Rabadão</text:p>
          </table:table-cell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tarina Isabel Ferreira Viveiros Tavares dos Reis" office:value-type="string" table:style-name="ce6">
            <text:p>Catarina Isabel Ferreira Viveiros Tavares dos Reis</text:p>
          </table:table-cell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Eugénia Moreira Bernardino" office:value-type="string" table:style-name="ce6">
            <text:p>Eugénia Moreira Bernardino</text:p>
          </table:table-cell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office:value="1.467" office:value-type="float" table:style-name="ce15">
            <text:p>1.467</text:p>
          </table:table-cell>
          <table:table-cell office:value="1.0" office:value-type="float" table:style-name="ce16">
            <text:p>1.0</text:p>
          </table:table-cell>
          <table:table-cell office:value="29.0" office:value-type="float" table:style-name="ce16">
            <text:p>2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Fernando José Mateus da Silva" office:value-type="string" table:style-name="ce6">
            <text:p>Fernando José Mateus da Silva</text:p>
          </table:table-cell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office:value="1.853" office:value-type="float" table:style-name="ce15">
            <text:p>1.85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José Carlos Bregieiro Ribeiro" office:value-type="string" table:style-name="ce6">
            <text:p>José Carlos Bregieiro Ribeiro</text:p>
          </table:table-cell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office:value="1.522" office:value-type="float" table:style-name="ce15">
            <text:p>1.522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Beatriz Guerra da Piedade" office:value-type="string" table:style-name="ce6">
            <text:p>Maria Beatriz Guerra da Piedade</text:p>
          </table:table-cell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Micaela Gonçalves Pinto Dinis Esteves" office:value-type="string" table:style-name="ce6">
            <text:p>Maria Micaela Gonçalves Pinto Dinis Esteves</text:p>
          </table:table-cell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19.0" office:value-type="float" table:style-name="ce16">
            <text:p>19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sa da Silva Maximiano" office:value-type="string" table:style-name="ce6">
            <text:p>Marisa da Silva Maximiano</text:p>
          </table:table-cell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office:value="0.9523333333333334" office:value-type="float" table:style-name="ce15">
            <text:p>0.9523333333333334</text:p>
          </table:table-cell>
          <table:table-cell office:value="3.0" office:value-type="float" table:style-name="ce16">
            <text:p>3.0</text:p>
          </table:table-cell>
          <table:table-cell office:value="9.0" office:value-type="float" table:style-name="ce16">
            <text:p>9.0</text:p>
          </table:table-cell>
          <table:table-cell office:value="7.0" office:value-type="float" table:style-name="ce16">
            <text:p>7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iguel Monteiro de Sousa Frade" office:value-type="string" table:style-name="ce6">
            <text:p>Miguel Monteiro de Sousa Frade</text:p>
          </table:table-cell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office:value="1.124" office:value-type="float" table:style-name="ce15">
            <text:p>1.124</text:p>
          </table:table-cell>
          <table:table-cell office:value="1.0" office:value-type="float" table:style-name="ce16">
            <text:p>1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Alexandre Ribeiro Costa" office:value-type="string" table:style-name="ce6">
            <text:p>Nuno Alexandre Ribeiro Costa</text:p>
          </table:table-cell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office:value="1.34" office:value-type="float" table:style-name="ce15">
            <text:p>1.34</text:p>
          </table:table-cell>
          <table:table-cell office:value="2.0" office:value-type="float" table:style-name="ce16">
            <text:p>2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Carlos Sousa Rodrigues" office:value-type="string" table:style-name="ce6">
            <text:p>Nuno Carlos Sousa Rodrigues</text:p>
          </table:table-cell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7.0" office:value-type="float" table:style-name="ce16">
            <text:p>7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Miguel da Costa Santos Fonseca" office:value-type="string" table:style-name="ce6">
            <text:p>Nuno Miguel da Costa Santos Fonseca</text:p>
          </table:table-cell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Paulo Jorge Gonçalves Loureiro" office:value-type="string" table:style-name="ce6">
            <text:p>Paulo Jorge Gonçalves Loureiro</text:p>
          </table:table-cell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Rita Margarida Teixeira Ascenso" office:value-type="string" table:style-name="ce6">
            <text:p>Rita Margarida Teixeira Ascenso</text:p>
          </table:table-cell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office:value="1.591" office:value-type="float" table:style-name="ce15">
            <text:p>1.591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4.0" office:value-type="float" table:style-name="ce16">
            <text:p>4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Silvio Priem Mendes" office:value-type="string" table:style-name="ce6">
            <text:p>Silvio Priem Mendes</text:p>
          </table:table-cell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office:value="1.333" office:value-type="float" table:style-name="ce15">
            <text:p>1.33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Vitor Manuel Basto Fernandes" office:value-type="string" table:style-name="ce6">
            <text:p>Vitor Manuel Basto Fernandes</text:p>
          </table:table-cell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office:value="1.854" office:value-type="float" table:style-name="ce15">
            <text:p>1.854</text:p>
          </table:table-cell>
          <table:table-cell office:value="1.0" office:value-type="float" table:style-name="ce16">
            <text:p>1.0</text:p>
          </table:table-cell>
          <table:table-cell office:value="16.0" office:value-type="float" table:style-name="ce16">
            <text:p>16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icadores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36pt"/>
      <style:text-properties fo:country="US" fo:language="en" style:country-asian="CN" style:country-complex="IN" style:font-name="Liberation Sans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loext:min-decimal-places="2"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loext:min-decimal-places="2" number:decimal-places="2" number:grouping="true" number:min-integer-digits="1"/>
      <style:map style:apply-style-name="N104P0" style:condition="value()&gt;=0"/>
    </number:currency-style>
    <number:number-style style:name="N121">
      <number:number loext:min-decimal-places="3" number:decimal-places="3"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family="Calibri" fo:font-size="11pt" style:font-family-asian="Calibri" style:font-family-complex="Calibri" style:font-name="Calibri" style:font-name-asian="Calibri" style:font-name-complex="Calibri" style:font-size-asian="11pt" style:font-size-complex="11pt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  <style:page-layout style:name="Mpm3">
      <style:page-layout-properties fo:margin-bottom="21.6pt" fo:margin-left="50.4pt" fo:margin-right="50.4pt" fo:margin-top="21.6pt" style:print="charts drawings objects"/>
      <style:header-style>
        <style:header-footer-properties fo:margin-bottom="0pt" fo:margin-left="50.4pt" fo:margin-right="50.4pt" fo:min-height="32.4pt"/>
      </style:header-style>
      <style:footer-style>
        <style:header-footer-properties fo:margin-left="50.4pt" fo:margin-right="50.4pt" fo:margin-top="0pt" fo:min-height="32.4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Joao Pedro Machaqueiro</meta:initial-creator>
    <dc:creator>Vitor </dc:creator>
    <meta:creation-date>2015-11-02T11:58:32Z</meta:creation-date>
    <dc:date>2015-11-05T08:55:00.349972131</dc:date>
    <meta:editing-duration>PT28S</meta:editing-duration>
    <meta:editing-cycles>1</meta:editing-cycles>
    <meta:document-statistic meta:table-count="1" meta:cell-count="206" meta:object-count="0"/>
  </office:meta>
</office:document-meta>
</file>